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4cm">
          <text:p text:style-name="P1">FIND_AND_LOCK</text:p>
        </draw:rect>
        <draw:connector draw:style-name="Conector" draw:layer="layout" svg:x1="9.5cm" svg:y1="2.75cm" svg:x2="9.5cm" svg:y2="4cm" draw:start-shape="id1" draw:start-glue-point="2" draw:end-shape="id2" draw:end-glue-point="0" svg:d="m9500 2750v1250">
          <text:p>in={mod, addr, blocking, read, retry}</text:p>
          <text:p><text:span text:style-name="T1">out={err, set, way, state, tag, dir_lock, port_locked}</text:span></text:p>
        </draw:connector>
        <draw:connector draw:style-name="Conector" draw:layer="layout" svg:x1="9.5cm" svg:y1="6.25cm" svg:x2="9.5cm" svg:y2="8.75cm" draw:start-shape="id3" draw:start-glue-point="2" draw:end-shape="id4" draw:end-glue-point="0" svg:d="m9500 6250v2500">
          <text:p>- set ret.port_locked flag</text:p>
          <text:p>- look for block → {set, way, state, tag}</text:p>
          <text:p>- lock directory entries → {dir_lock}</text:p>
          <text:p><text:tab/>- depending on blocking, ret with err=1 (unlock port),</text:p>
          <text:p><text:tab/> <text:s/>or wait until directory gets unlocked</text:p>
          <text:p>- if miss, find victim block</text:p>
          <text:p>- update LRU counters</text:p>
          <text:p>- set transient tag for block</text:p>
          <text:p>- directory latency</text:p>
        </draw:connector>
        <draw:custom-shape draw:style-name="gr2" draw:text-style-name="P1" xml:id="id5" draw:id="id5" draw:layer="layout" svg:width="0.5cm" svg:height="0.5cm" svg:x="9.25cm" svg:y="10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6" draw:id="id6" draw:layer="layout" svg:width="4.5cm" svg:height="0.5cm" svg:x="7.25cm" svg:y="11.75cm">
          <text:p text:style-name="P1">FIND_AND_LOCK_FINISH</text:p>
        </draw:rect>
        <draw:connector draw:style-name="Conector" draw:text-style-name="P2" draw:layer="layout" svg:x1="9.5cm" svg:y1="10.75cm" svg:x2="9.5cm" svg:y2="11.75cm" draw:start-shape="id5" draw:start-glue-point="6" draw:end-shape="id6" draw:end-glue-point="0" svg:d="m9500 10750v1000">
          <text:p text:style-name="P2">hit</text:p>
        </draw:connector>
        <draw:connector draw:style-name="Conector" draw:layer="layout" svg:x1="9.75cm" svg:y1="10.5cm" svg:x2="11.75cm" svg:y2="12cm" draw:start-shape="id5" draw:start-glue-point="7" draw:end-shape="id6" draw:end-glue-point="1" svg:d="m9750 10500h2500v1500h-500">
          <text:p><text:tab/><text:tab/><text:tab/><text:tab/><text:tab/>miss</text:p>
          <text:p><text:tab/><text:tab/><text:tab/><text:tab/><text:tab/>(in main memory, a miss means</text:p>
          <text:p><text:tab/><text:tab/><text:tab/><text:tab/><text:tab/>directory conflict)</text:p>
          <text:p><text:tab/><text:tab/><text:tab/><text:tab/><text:tab/>- call EVICT(mod, set, way)</text:p>
          <text:p><text:tab/><text:tab/><text:tab/><text:tab/><text:tab/><text:tab/>→ {err}</text:p>
        </draw:connector>
        <draw:rect draw:style-name="gr3" draw:text-style-name="P1" xml:id="id7" draw:id="id7" draw:layer="layout" svg:width="3cm" svg:height="0.5cm" svg:x="8cm" svg:y="14.25cm">
          <text:p/>
        </draw:rect>
        <draw:connector draw:style-name="Conector" draw:layer="layout" svg:x1="9.5cm" svg:y1="12.25cm" svg:x2="9.5cm" svg:y2="14.25cm" draw:start-shape="id6" draw:start-glue-point="2" draw:end-shape="id7" draw:end-glue-point="0" svg:d="m9500 12250v2000">
          <text:p>- if err → ret.err=1, unlock, ret</text:p>
          <text:p>- if mod.kind==main_memory:</text:p>
          <text:p><text:tab/>- set tag of block</text:p>
          <text:p><text:tab/>- set state to E</text:p>
          <text:p><text:span text:style-name="T1">- ret.set=set, ret.way=way, ret.state=state,</text:span></text:p>
          <text:p><text:span text:style-name="T1"><text:tab/></text:span><text:span text:style-name="T1">ret.tag=tag, ret.dir_lock=dir_lock</text:span></text:p>
          <text:p>- return</text:p>
        </draw:connector>
        <draw:rect draw:style-name="gr3" draw:text-style-name="P1" xml:id="id1" draw:id="id1" draw:layer="layout" svg:width="3cm" svg:height="0.5cm" svg:x="8cm" svg:y="2.25cm">
          <text:p/>
        </draw:rect>
        <draw:rect draw:style-name="gr1" draw:text-style-name="P1" xml:id="id4" draw:id="id4" draw:layer="layout" svg:width="4.5cm" svg:height="0.5cm" svg:x="7.25cm" svg:y="8.75cm">
          <text:p text:style-name="P1">FIND_AND_LOCK_ACTION</text:p>
        </draw:rect>
        <draw:connector draw:style-name="Conector" draw:layer="layout" svg:x1="9.5cm" svg:y1="9.25cm" svg:x2="9.5cm" svg:y2="10.25cm" draw:start-shape="id4" draw:start-glue-point="2" draw:end-shape="id5" draw:end-glue-point="4" svg:d="m9500 9250v1000">
          <text:p>- unlock port</text:p>
          <text:p>- hit/miss?</text:p>
        </draw:connector>
        <draw:rect draw:style-name="gr1" draw:text-style-name="P1" xml:id="id3" draw:id="id3" draw:layer="layout" svg:width="4cm" svg:height="0.5cm" svg:x="7.5cm" svg:y="5.75cm">
          <text:p text:style-name="P1">FIND_AND_LOCK_PORT</text:p>
        </draw:rect>
        <draw:connector draw:style-name="Conector" draw:layer="layout" svg:x1="9.5cm" svg:y1="4.5cm" svg:x2="9.5cm" svg:y2="5.75cm" draw:start-shape="id2" draw:start-glue-point="2" draw:end-shape="id3" draw:end-glue-point="0" svg:d="m9500 4500v1250">
          <text:p><text:span text:style-name="T2">- update stats ← {read, retry}</text:span></text:p>
          <text:p><text:span text:style-name="T2">- retstack: set=way=state=err=0</text:span></text:p>
          <text:p><text:span text:style-name="T2">- lock a por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5:59:51</dc:date>
    <meta:editing-duration>PT5H19M2S</meta:editing-duration>
    <meta:editing-cycles>28</meta:editing-cycles>
    <meta:generator>LibreOffice/3.4$Unix LibreOffice_project/340m1$Build-502</meta:generator>
    <dc:creator>Dana Schaa</dc:creator>
    <meta:document-statistic meta:object-count="14"/>
    <meta:user-defined meta:name="Información 1"/>
    <meta:user-defined meta:name="Información 2"/>
    <meta:user-defined meta:name="Información 3"/>
    <meta:user-defined meta:name="Información 4"/>
  </office:meta>
</office:document-meta>
</file>